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.048in" fo:margin-bottom="0in" style:contextual-spacing="false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>
      <loext:graphic-properties draw:fill="solid" draw:fill-color="#dddddd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cccccc" loext:opacity="100%" fo:background-color="#1f1f1f" loext:char-shading-value="0"/>
    </style:style>
    <style:style style:name="T4" style:family="text">
      <style:text-properties fo:color="#cccccc" loext:opacity="100%" style:font-name="Consolas" fo:font-size="10.5pt" fo:font-weight="normal" fo:background-color="#1f1f1f" loext:char-shading-value="0"/>
    </style:style>
    <style:style style:name="T5" style:family="text">
      <style:text-properties fo:color="#4ec9b0" loext:opacity="100%"/>
    </style:style>
    <style:style style:name="T6" style:family="text">
      <style:text-properties fo:color="#4ec9b0" loext:opacity="100%" style:font-name="Consolas" fo:font-size="10.5pt" fo:font-weight="normal"/>
    </style:style>
    <style:style style:name="T7" style:family="text">
      <style:text-properties fo:color="#4ec9b0" loext:opacity="100%" style:font-name="Consolas" fo:font-size="10.5pt" fo:font-weight="normal" fo:background-color="#1f1f1f" loext:char-shading-value="0"/>
    </style:style>
    <style:style style:name="T8" style:family="text">
      <style:text-properties fo:color="#569cd6" loext:opacity="100%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9cdcfe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dcdcaa" loext:opacity="100%" style:font-name="Consolas" fo:font-size="10.5pt" fo:font-weight="normal"/>
    </style:style>
    <style:style style:name="T13" style:family="text">
      <style:text-properties fo:color="#dcdcaa" loext:opacity="100%" style:font-name="Consolas" fo:font-size="10.5pt" fo:font-weight="normal" fo:background-color="#1f1f1f" loext:char-shading-value="0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ce9178" loext:opacity="100%" style:font-name="Consolas" fo:font-size="10.5pt" fo:font-weight="normal" fo:background-color="#1f1f1f" loext:char-shading-value="0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b5cea8" loext:opacity="100%" style:font-name="Consolas" fo:font-size="10.5pt" fo:font-weight="normal" fo:background-color="#1f1f1f" loext:char-shading-value="0"/>
    </style:style>
    <style:style style:name="gr1" style:family="graphic">
      <style:graphic-properties draw:stroke="dash" draw:stroke-dash="Dash" svg:stroke-color="#000000" svg:stroke-linecap="butt" draw:fill="solid" draw:fill-color="#dddddd" fo:min-height="1.504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8</text:p>
      <text:h text:style-name="P1" text:outline-level="1">Aim : Write A Program To Show Error Handling In Python.</text:h>
      <text:p text:style-name="P2">1. try – except</text:p>
      <text:p text:style-name="P3">import sys</text:p>
      <text:p text:style-name="P3">while True:</text:p>
      <text:p text:style-name="P3">    try:</text:p>
      <text:p text:style-name="P3">        n1 = int(input("Enter A Number 1 : "))</text:p>
      <text:p text:style-name="P3">        n2 = int(input("Enter A Number 2 : "))</text:p>
      <text:p text:style-name="P3">        print("The Divison Is : ",n1/n2)</text:p>
      <text:p text:style-name="P3">    except :</text:p>
      <text:p text:style-name="P3">        print("There Is An Error",sys.exc_info()[0])</text:p>
      <text:p text:style-name="P3"><draw:frame text:anchor-type="paragraph" draw:z-index="0" draw:name="Text Frame 1" draw:style-name="gr1" draw:text-style-name="P4" svg:width="3.4953in" svg:height="2.1094in" svg:x="0.0484in" svg:y="0.0244in"><draw:text-box><text:p>Enter A Number 1 : 1</text:p><text:p>Enter A Number 2 : 2</text:p><text:p>The Divison Is : <text:s/>0.5</text:p><text:p>Enter A Number 1 : a</text:p><text:p>There Is An Error &lt;class 'ValueError'&gt;</text:p><text:p>Enter A Number 1 : 0</text:p><text:p>Enter A Number 2 : 2</text:p><text:p>The Divison Is : <text:s/>0.0</text:p><text:p>Enter A Number 1 : 2</text:p><text:p>Enter A Number 2 : 0</text:p><text:p>There Is An Error &lt;class 'ZeroDivisionError'&gt;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20:29:11.246000000</meta:creation-date>
    <dc:date>2025-03-06T20:32:56.044000000</dc:date>
    <meta:editing-duration>PT3M44S</meta:editing-duration>
    <meta:editing-cycles>1</meta:editing-cycles>
    <meta:document-statistic meta:table-count="0" meta:image-count="0" meta:object-count="0" meta:page-count="1" meta:paragraph-count="11" meta:word-count="49" meta:character-count="309" meta:non-whitespace-character-count="230"/>
    <meta:generator>LibreOffice/24.2.5.2$Windows_X86_64 LibreOffice_project/bffef4ea93e59bebbeaf7f431bb02b1a39ee8a59</meta:generator>
  </office:meta>
</office:document-meta>
</file>